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, arial, freesans, clean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/>
    </style:style>
    <style:style style:name="P2" style:family="paragraph" style:parent-style-name="Normal_20__28_Web_29_">
      <style:paragraph-properties fo:margin-top="0cm" fo:margin-bottom="0cm" fo:padding="0.074cm" fo:border-left="none" fo:border-right="none" fo:border-top="none" fo:border-bottom="0.002cm solid #000000" style:join-border="false"/>
    </style:style>
    <style:style style:name="T1" style:family="text">
      <style:text-properties fo:language="ca" fo:country="ES"/>
    </style:style>
    <style:style style:name="T2" style:family="text">
      <style:text-properties fo:font-variant="normal" fo:text-transform="none" fo:color="#333333" style:font-name="Helvetica" fo:font-size="9.75pt" fo:letter-spacing="normal" fo:language="ca" fo:country="ES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L'administrador a d'assignar a un subgrup o classe d'un sol grup un docent. Com a tutor o com a professor d'una assignatura en un horari concret?</text:span></text:p>
      <text:p text:style-name="P2"><text:span text:style-name="T1"/></text:p>
      <text:p text:style-name="P1"><text:span text:style-name="T1"/></text:p>
      <text:p text:style-name="P1"><text:span text:style-name="T2">Introduir els cursos realitzats per cada alumne</text:span><text:span text:style-name="T1"><text:line-break/></text:span><text:span text:style-name="T2">Un alumne pot estar matriculat a un curs per primer cop, o bé repetint-lo.</text:span><text:span text:style-name="T1"> </text:span></text:p>
      <text:p text:style-name="P1"><text:span text:style-name="T1"/></text:p>
      <text:p text:style-name="P1"><text:span text:style-name="T1">Els alumnes que estiguin fent dos cursos a l'hora sortiran dues vegades al llistat d'alumnes, es a dir, una vegada com a matriculat a un curs i una altra vegada per a l'altre?</text:span></text:p>
      <text:p text:style-name="P2"><text:span text:style-name="T1"/></text:p>
      <text:p text:style-name="P1"><text:span text:style-name="T1"/></text:p>
      <text:p text:style-name="P1"><text:span text:style-name="T2">Al docent només li apareixeran els alumnes que tingui assignats cada moment pel subgrup o la classe</text:span><text:span text:style-name="T1"><text:line-break/></text:span><text:span text:style-name="T2">seleccionada. Pot passar, però, que vulgui introduir dades de faltes d'un alumne de la classe que ha estat</text:span><text:span text:style-name="T1"><text:line-break/></text:span><text:span text:style-name="T2">canviat a un altre subgrup al que el docent no estigui assignat. Per donar resposta a aquesta casuística (i</text:span><text:span text:style-name="T1"><text:line-break/></text:span><text:span text:style-name="T2">d'altres similars), el docent podrà marcar alguna opció que li permeti veure la resta d'alumnes de la classe</text:span><text:span text:style-name="T1"><text:line-break/></text:span><text:span text:style-name="T2">i gestionar les faltes.</text:span><text:span text:style-name="T1"> </text:span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>Qui es l'encarregat d'anotar les faltes d'assistència, el professor(docent) al qual l'alumne no ha assistit a la seva classe, o directament el tutor de l'alumne, independent-ment de que es tracti de la classe del tutor o de qualsevol altre docent que imparteixi classes als alumnes de la seva tutoria?</text:span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, arial, freesans, clean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3M42S</meta:editing-duration>
    <meta:editing-cycles>6</meta:editing-cycles>
    <meta:generator>OpenOffice.org/3.1$Win32 OpenOffice.org_project/310m11$Build-9399</meta:generator>
    <dc:date>2012-11-07T12:01:08.54</dc:date>
    <meta:document-statistic meta:table-count="0" meta:image-count="0" meta:object-count="0" meta:page-count="1" meta:paragraph-count="5" meta:word-count="205" meta:character-count="1192"/>
    <meta:user-defined meta:name="Info 1"/>
    <meta:user-defined meta:name="Info 2"/>
    <meta:user-defined meta:name="Info 3"/>
    <meta:user-defined meta:name="Info 4"/>
  </office:meta>
</office:document-meta>
</file>